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2_courbe_resultat_un_point_3" table:style-name="ta1">
        <table:shapes>
          <draw:frame draw:z-index="0" draw:style-name="gr1" draw:text-style-name="P1" svg:width="184.29mm" svg:height="103.66mm" svg:x="96.91mm" svg:y="34.73mm">
            <loext:p draw:notify-on-update-of-ranges="tp2_courbe_resultat_un_point_3.A1:tp2_courbe_resultat_un_point_3.A1 tp2_courbe_resultat_un_point_3.A2:tp2_courbe_resultat_un_point_3.A265 tp2_courbe_resultat_un_point_3.B1:tp2_courbe_resultat_un_point_3.B1 tp2_courbe_resultat_un_point_3.B2:tp2_courbe_resultat_un_point_3.B2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Vitesse</text:p>
          </table:table-cell>
          <table:table-cell table:number-columns-repeated="3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126000002026558" calcext:value-type="float">
            <text:p>0,1260000020265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=2</text:p>
          </table:table-cell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6000002026558" calcext:value-type="float">
            <text:p>0,1260000020265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4000007510185" calcext:value-type="float">
            <text:p>0,114000007510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300000756979" calcext:value-type="float">
            <text:p>0,103000007569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90000069141388" calcext:value-type="float">
            <text:p>0,0990000069141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1000003516674" calcext:value-type="float">
            <text:p>0,101000003516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40000042319298" calcext:value-type="float">
            <text:p>0,094000004231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10000056028366" calcext:value-type="float">
            <text:p>0,0910000056028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40000042319298" calcext:value-type="float">
            <text:p>0,094000004231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300000756979" calcext:value-type="float">
            <text:p>0,103000007569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300000756979" calcext:value-type="float">
            <text:p>0,103000007569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2000003457069" calcext:value-type="float">
            <text:p>0,1120000034570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3000005483627" calcext:value-type="float">
            <text:p>0,1130000054836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100000679493" calcext:value-type="float">
            <text:p>0,121000006794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0.204000011086464" calcext:value-type="float">
            <text:p>0,204000011086464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221000015735626" calcext:value-type="float">
            <text:p>0,221000015735626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0.221000015735626" calcext:value-type="float">
            <text:p>0,221000015735626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0.239000007510185" calcext:value-type="float">
            <text:p>0,23900000751018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0.247000008821487" calcext:value-type="float">
            <text:p>0,247000008821487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265000015497208" calcext:value-type="float">
            <text:p>0,265000015497208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282000005245209" calcext:value-type="float">
            <text:p>0,282000005245209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0.308000028133392" calcext:value-type="float">
            <text:p>0,30800002813339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362000018358231" calcext:value-type="float">
            <text:p>0,362000018358231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391000032424927" calcext:value-type="float">
            <text:p>0,391000032424927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408000022172928" calcext:value-type="float">
            <text:p>0,40800002217292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25000011920929" calcext:value-type="float">
            <text:p>0,42500001192092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36000019311905" calcext:value-type="float">
            <text:p>0,43600001931190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48000013828278" calcext:value-type="float">
            <text:p>0,44800001382827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55000013113022" calcext:value-type="float">
            <text:p>0,45500001311302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74000036716461" calcext:value-type="float">
            <text:p>0,47400003671646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81000036001205" calcext:value-type="float">
            <text:p>0,48100003600120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83000010251999" calcext:value-type="float">
            <text:p>0,48300001025199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511000037193298" calcext:value-type="float">
            <text:p>0,51100003719329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19000053405762" calcext:value-type="float">
            <text:p>0,51900005340576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532000005245209" calcext:value-type="float">
            <text:p>0,53200000524520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3600001335144" calcext:value-type="float">
            <text:p>0,5360000133514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546000003814697" calcext:value-type="float">
            <text:p>0,546000003814697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55000007152557" calcext:value-type="float">
            <text:p>0,555000007152557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55000007152557" calcext:value-type="float">
            <text:p>0,555000007152557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59000015258789" calcext:value-type="float">
            <text:p>0,55900001525878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30000013113022" calcext:value-type="float">
            <text:p>0,330000013113022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30000013113022" calcext:value-type="float">
            <text:p>0,330000013113022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586000025272369" calcext:value-type="float">
            <text:p>0,58600002527236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1000030040741" calcext:value-type="float">
            <text:p>0,58100003004074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48000019788742" calcext:value-type="float">
            <text:p>0,348000019788742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2000017166138" calcext:value-type="float">
            <text:p>0,58200001716613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90000033378601" calcext:value-type="float">
            <text:p>0,59000003337860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90000033378601" calcext:value-type="float">
            <text:p>0,59000003337860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97000002861023" calcext:value-type="float">
            <text:p>0,597000002861023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0000042915344" calcext:value-type="float">
            <text:p>0,58000004291534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3000013828278" calcext:value-type="float">
            <text:p>0,57300001382827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4000000953674" calcext:value-type="float">
            <text:p>0,57400000095367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2000026702881" calcext:value-type="float">
            <text:p>0,57200002670288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2000026702881" calcext:value-type="float">
            <text:p>0,57200002670288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7000031471252" calcext:value-type="float">
            <text:p>0,56700003147125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7000031471252" calcext:value-type="float">
            <text:p>0,56700003147125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2000036239624" calcext:value-type="float">
            <text:p>0,56200003623962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9000005722046" calcext:value-type="float">
            <text:p>0,56900000572204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2000026702881" calcext:value-type="float">
            <text:p>0,57200002670288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3000013828278" calcext:value-type="float">
            <text:p>0,57300001382827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0000042915344" calcext:value-type="float">
            <text:p>0,58000004291534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1000030040741" calcext:value-type="float">
            <text:p>0,58100003004074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99000036716461" calcext:value-type="float">
            <text:p>0,59900003671646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607000052928925" calcext:value-type="float">
            <text:p>0,60700005292892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6000025272369" calcext:value-type="float">
            <text:p>0,58600002527236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50999999046326" calcext:value-type="float">
            <text:p>0,55099999904632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519000053405762" calcext:value-type="float">
            <text:p>0,51900005340576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10000050067902" calcext:value-type="float">
            <text:p>0,51000005006790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99000012874603" calcext:value-type="float">
            <text:p>0,499000012874603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91000026464462" calcext:value-type="float">
            <text:p>0,49100002646446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83000010251999" calcext:value-type="float">
            <text:p>0,48300001025199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73000019788742" calcext:value-type="float">
            <text:p>0,47300001978874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64000016450882" calcext:value-type="float">
            <text:p>0,46400001645088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54000025987625" calcext:value-type="float">
            <text:p>0,45400002598762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47000026702881" calcext:value-type="float">
            <text:p>0,44700002670288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39000010490418" calcext:value-type="float">
            <text:p>0,43900001049041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28000032901764" calcext:value-type="float">
            <text:p>0,42800003290176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20000016689301" calcext:value-type="float">
            <text:p>0,42000001668930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16000008583069" calcext:value-type="float">
            <text:p>0,41600000858306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10000026226044" calcext:value-type="float">
            <text:p>0,41000002622604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03000026941299" calcext:value-type="float">
            <text:p>0,40300002694129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97000014781952" calcext:value-type="float">
            <text:p>0,397000014781952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385000020265579" calcext:value-type="float">
            <text:p>0,385000020265579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374000012874603" calcext:value-type="float">
            <text:p>0,374000012874603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330000013113022" calcext:value-type="float">
            <text:p>0,330000013113022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304000020027161" calcext:value-type="float">
            <text:p>0,304000020027161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0.281000018119812" calcext:value-type="float">
            <text:p>0,281000018119812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271000027656555" calcext:value-type="float">
            <text:p>0,271000027656555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.265000015497208" calcext:value-type="float">
            <text:p>0,265000015497208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0.241000011563301" calcext:value-type="float">
            <text:p>0,241000011563301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0.198000013828278" calcext:value-type="float">
            <text:p>0,19800001382827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198000013828278" calcext:value-type="float">
            <text:p>0,19800001382827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0.247000008821487" calcext:value-type="float">
            <text:p>0,247000008821487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.281000018119812" calcext:value-type="float">
            <text:p>0,281000018119812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290000021457672" calcext:value-type="float">
            <text:p>0,290000021457672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308000028133392" calcext:value-type="float">
            <text:p>0,30800002813339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0.348000019788742" calcext:value-type="float">
            <text:p>0,348000019788742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364000022411346" calcext:value-type="float">
            <text:p>0,364000022411346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389000028371811" calcext:value-type="float">
            <text:p>0,389000028371811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41200003027916" calcext:value-type="float">
            <text:p>0,4120000302791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20000016689301" calcext:value-type="float">
            <text:p>0,42000001668930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97000014781952" calcext:value-type="float">
            <text:p>0,397000014781952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383000016212463" calcext:value-type="float">
            <text:p>0,383000016212463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338000029325485" calcext:value-type="float">
            <text:p>0,33800002932548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298000007867813" calcext:value-type="float">
            <text:p>0,298000007867813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0.242000013589859" calcext:value-type="float">
            <text:p>0,242000013589859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280000001192093" calcext:value-type="float">
            <text:p>0,280000001192093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347000002861023" calcext:value-type="float">
            <text:p>0,347000002861023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0.374000012874603" calcext:value-type="float">
            <text:p>0,374000012874603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391000032424927" calcext:value-type="float">
            <text:p>0,391000032424927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408000022172928" calcext:value-type="float">
            <text:p>0,40800002217292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16000008583069" calcext:value-type="float">
            <text:p>0,41600000858306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92000019550323" calcext:value-type="float">
            <text:p>0,392000019550323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35300001502037" calcext:value-type="float">
            <text:p>0,35300001502037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247000008821487" calcext:value-type="float">
            <text:p>0,247000008821487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6000002026558" calcext:value-type="float">
            <text:p>0,1260000020265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7000008225441" calcext:value-type="float">
            <text:p>0,1070000082254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40000063180924" calcext:value-type="float">
            <text:p>0,0840000063180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90000036358833" calcext:value-type="float">
            <text:p>0,0790000036358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18:26:06.207549533</dc:date>
    <meta:editing-duration>PT4M7S</meta:editing-duration>
    <meta:editing-cycles>2</meta:editing-cycles>
    <meta:generator>LibreOffice/5.3.6.1$Linux_X86_64 LibreOffice_project/30m0$Build-1</meta:generator>
    <meta:document-statistic meta:table-count="1" meta:cell-count="5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3cm" svg:height="10.367cm" xlink:href=".." xlink:type="simple" chart:class="chart:scatter" chart:style-name="ch1">
        <chart:title svg:x="8.735cm" svg:y="0.342cm" chart:style-name="ch2">
          <text:p>A=2</text:p>
        </chart:title>
        <chart:legend chart:legend-position="end" svg:x="16.537cm" svg:y="4.91cm" style:legend-expansion="high" chart:style-name="ch3"/>
        <chart:plot-area chart:style-name="ch4" table:cell-range-address="tp2_courbe_resultat_un_point_3.A1:tp2_courbe_resultat_un_point_3.B265" chart:data-source-has-labels="row" svg:x="1.327cm" svg:y="1.302cm" svg:width="14.842cm" svg:height="7.929cm">
          <chartooo:coordinate-region svg:x="2.134cm" svg:y="1.475cm" svg:width="13.796cm" svg:height="7.162cm"/>
          <chart:axis chart:dimension="x" chart:name="primary-x" chart:style-name="ch5">
            <chart:title svg:x="7.778cm" svg:y="9.438cm" chart:style-name="ch6">
              <text:p>Distance (m)</text:p>
            </chart:title>
          </chart:axis>
          <chart:axis chart:dimension="y" chart:name="primary-y" chart:style-name="ch5">
            <chart:title svg:x="0.451cm" svg:y="5.852cm" chart:style-name="ch7">
              <text:p>Vitesse</text:p>
            </chart:title>
            <chart:grid chart:style-name="ch8" chart:class="major"/>
          </chart:axis>
          <chart:series chart:style-name="ch9" chart:values-cell-range-address="tp2_courbe_resultat_un_point_3.B2:tp2_courbe_resultat_un_point_3.B265" chart:label-cell-address="tp2_courbe_resultat_un_point_3.B1:tp2_courbe_resultat_un_point_3.B1" chart:class="chart:scatter">
            <chart:domain table:cell-range-address="tp2_courbe_resultat_un_point_3.A2:tp2_courbe_resultat_un_point_3.A265"/>
            <chart:data-point chart:repeated="2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itesse</text:p>
                <draw:g>
                  <svg:desc>tp2_courbe_resultat_un_point_3.B1:tp2_courbe_resultat_un_point_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4000014066696">
                <text:p>0.154000014066696</text:p>
                <draw:g>
                  <svg:desc>tp2_courbe_resultat_un_point_3.A2:tp2_courbe_resultat_un_point_3.A265</svg:desc>
                </draw:g>
              </table:table-cell>
              <table:table-cell office:value-type="float" office:value="5">
                <text:p>5</text:p>
                <draw:g>
                  <svg:desc>tp2_courbe_resultat_un_point_3.B2:tp2_courbe_resultat_un_point_3.B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6000002026558">
                <text:p>0.12600000202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6000002026558">
                <text:p>0.12600000202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000007510185">
                <text:p>0.114000007510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300000756979">
                <text:p>0.1030000075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90000069141388">
                <text:p>0.099000006914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1000003516674">
                <text:p>0.10100000351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40000042319298">
                <text:p>0.094000004231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0000056028366">
                <text:p>0.091000005602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0000042319298">
                <text:p>0.094000004231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300000756979">
                <text:p>0.1030000075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300000756979">
                <text:p>0.1030000075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2000003457069">
                <text:p>0.11200000345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3000005483627">
                <text:p>0.113000005483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100000679493">
                <text:p>0.1210000067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4000011086464">
                <text:p>0.2040000110864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1000015735626">
                <text:p>0.2210000157356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1000015735626">
                <text:p>0.2210000157356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9000007510185">
                <text:p>0.2390000075101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7000008821487">
                <text:p>0.2470000088214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5000015497208">
                <text:p>0.2650000154972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2000005245209">
                <text:p>0.2820000052452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8000028133392">
                <text:p>0.30800002813339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2000018358231">
                <text:p>0.36200001835823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1000032424927">
                <text:p>0.39100003242492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8000022172928">
                <text:p>0.40800002217292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5000011920929">
                <text:p>0.42500001192092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6000019311905">
                <text:p>0.43600001931190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8000013828278">
                <text:p>0.44800001382827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55000013113022">
                <text:p>0.45500001311302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4000036716461">
                <text:p>0.47400003671646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1000036001205">
                <text:p>0.48100003600120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3000010251999">
                <text:p>0.48300001025199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1000037193298">
                <text:p>0.51100003719329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9000053405762">
                <text:p>0.51900005340576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32000005245209">
                <text:p>0.53200000524520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3600001335144">
                <text:p>0.5360000133514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6000003814697">
                <text:p>0.54600000381469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5000007152557">
                <text:p>0.55500000715255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5000007152557">
                <text:p>0.55500000715255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9000015258789">
                <text:p>0.55900001525878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6000025272369">
                <text:p>0.5860000252723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1000030040741">
                <text:p>0.58100003004074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48000019788742">
                <text:p>0.34800001978874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82000017166138">
                <text:p>0.58200001716613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0000033378601">
                <text:p>0.5900000333786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0000033378601">
                <text:p>0.5900000333786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7000002861023">
                <text:p>0.59700000286102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80000042915344">
                <text:p>0.58000004291534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73000013828278">
                <text:p>0.57300001382827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74000000953674">
                <text:p>0.57400000095367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72000026702881">
                <text:p>0.57200002670288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2000026702881">
                <text:p>0.57200002670288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7000031471252">
                <text:p>0.5670000314712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7000031471252">
                <text:p>0.5670000314712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62000036239624">
                <text:p>0.5620000362396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69000005722046">
                <text:p>0.56900000572204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72000026702881">
                <text:p>0.57200002670288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73000013828278">
                <text:p>0.57300001382827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80000042915344">
                <text:p>0.58000004291534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81000030040741">
                <text:p>0.58100003004074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99000036716461">
                <text:p>0.59900003671646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07000052928925">
                <text:p>0.6070000529289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86000025272369">
                <text:p>0.5860000252723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0999999046326">
                <text:p>0.55099999904632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19000053405762">
                <text:p>0.51900005340576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0000050067902">
                <text:p>0.51000005006790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99000012874603">
                <text:p>0.49900001287460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91000026464462">
                <text:p>0.49100002646446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3000010251999">
                <text:p>0.48300001025199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73000019788742">
                <text:p>0.47300001978874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64000016450882">
                <text:p>0.46400001645088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54000025987625">
                <text:p>0.4540000259876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47000026702881">
                <text:p>0.44700002670288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39000010490418">
                <text:p>0.43900001049041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8000032901764">
                <text:p>0.42800003290176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16000008583069">
                <text:p>0.4160000085830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0000026226044">
                <text:p>0.41000002622604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03000026941299">
                <text:p>0.40300002694129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7000014781952">
                <text:p>0.39700001478195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85000020265579">
                <text:p>0.38500002026557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4000012874603">
                <text:p>0.37400001287460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4000020027161">
                <text:p>0.30400002002716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81000018119812">
                <text:p>0.28100001811981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71000027656555">
                <text:p>0.2710000276565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5000015497208">
                <text:p>0.2650000154972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1000011563301">
                <text:p>0.2410000115633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8000013828278">
                <text:p>0.1980000138282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8000013828278">
                <text:p>0.1980000138282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47000008821487">
                <text:p>0.2470000088214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81000018119812">
                <text:p>0.28100001811981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8000028133392">
                <text:p>0.30800002813339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48000019788742">
                <text:p>0.34800001978874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4000022411346">
                <text:p>0.36400002241134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9000028371811">
                <text:p>0.3890000283718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1200003027916">
                <text:p>0.4120000302791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97000014781952">
                <text:p>0.39700001478195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3000016212463">
                <text:p>0.38300001621246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8000029325485">
                <text:p>0.33800002932548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98000007867813">
                <text:p>0.29800000786781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42000013589859">
                <text:p>0.24200001358985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0000001192093">
                <text:p>0.2800000011920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47000002861023">
                <text:p>0.34700000286102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4000012874603">
                <text:p>0.37400001287460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91000032424927">
                <text:p>0.39100003242492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08000022172928">
                <text:p>0.40800002217292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16000008583069">
                <text:p>0.4160000085830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92000019550323">
                <text:p>0.39200001955032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5300001502037">
                <text:p>0.3530000150203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7000008821487">
                <text:p>0.2470000088214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26000002026558">
                <text:p>0.12600000202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7000008225441">
                <text:p>0.10700000822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40000063180924">
                <text:p>0.0840000063180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